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e65e8"/>
    </style:style>
    <style:style style:name="P2" style:family="paragraph" style:parent-style-name="Standard">
      <style:text-properties officeooo:rsid="00111d38" officeooo:paragraph-rsid="00111d38"/>
    </style:style>
    <style:style style:name="P3" style:family="paragraph" style:parent-style-name="Standard">
      <style:text-properties fo:font-style="italic" officeooo:rsid="00111d38" officeooo:paragraph-rsid="00111d38" style:font-style-asian="italic" style:font-style-complex="italic"/>
    </style:style>
    <style:style style:name="P4" style:family="paragraph" style:parent-style-name="Heading_20_2">
      <style:text-properties officeooo:paragraph-rsid="000e65e8"/>
    </style:style>
    <style:style style:name="P5" style:family="paragraph" style:parent-style-name="Text_20_Body.listitem" style:list-style-name="L1">
      <style:text-properties officeooo:paragraph-rsid="000e65e8"/>
    </style:style>
    <style:style style:name="P6" style:family="paragraph" style:parent-style-name="Text_20_Body.listitem" style:list-style-name="L2">
      <style:text-properties officeooo:paragraph-rsid="000e65e8"/>
    </style:style>
    <style:style style:name="P7" style:family="paragraph" style:parent-style-name="Text_20_Body.listitem" style:list-style-name="L3">
      <style:text-properties officeooo:paragraph-rsid="000e65e8"/>
    </style:style>
    <style:style style:name="P8" style:family="paragraph" style:parent-style-name="Text_20_Body.listitem" style:list-style-name="L4">
      <style:text-properties officeooo:paragraph-rsid="000e65e8"/>
    </style:style>
    <style:style style:name="P9" style:family="paragraph" style:parent-style-name="Text_20_Body.listitem" style:list-style-name="L5">
      <style:text-properties officeooo:paragraph-rsid="000e65e8"/>
    </style:style>
    <style:style style:name="P10" style:family="paragraph" style:parent-style-name="Text_20_Body.listitem" style:list-style-name="L5">
      <style:text-properties fo:font-style="italic" officeooo:rsid="00111d38" officeooo:paragraph-rsid="0014432a" style:font-style-asian="italic" style:font-style-complex="italic"/>
    </style:style>
    <style:style style:name="P11" style:family="paragraph" style:parent-style-name="Text_20_Body.listitem" style:list-style-name="L5">
      <style:text-properties fo:font-style="italic" officeooo:rsid="00111d38" officeooo:paragraph-rsid="00111d38" style:font-style-asian="italic" style:font-style-complex="italic"/>
    </style:style>
    <style:style style:name="P12" style:family="paragraph" style:parent-style-name="Text_20_Body.listitem" style:list-style-name="L5">
      <style:text-properties fo:font-style="italic" officeooo:rsid="0012f426" officeooo:paragraph-rsid="0012f426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weight="bold" officeooo:rsid="0014432a" style:font-weight-asian="bold" style:font-weight-complex="bold"/>
    </style:style>
    <style:style style:name="T3" style:family="text">
      <style:text-properties fo:font-weight="bold" officeooo:rsid="0014432a"/>
    </style:style>
    <style:style style:name="T4" style:family="text">
      <style:text-properties officeooo:rsid="00111d3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1d38" style:font-style-asian="italic" style:font-style-complex="italic"/>
    </style:style>
    <style:style style:name="T7" style:family="text">
      <style:text-properties fo:font-style="italic" officeooo:rsid="0014432a" style:font-style-asian="italic" style:font-style-complex="italic"/>
    </style:style>
    <style:style style:name="T8" style:family="text">
      <style:text-properties officeooo:rsid="0012f426"/>
    </style:style>
    <style:style style:name="T9" style:family="text">
      <style:text-properties officeooo:rsid="00130a9d"/>
    </style:style>
    <style:style style:name="T10" style:family="text">
      <style:text-properties officeooo:rsid="0014432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Notes from LO Help,</text:span> <text:s/><text:span text:style-name="T4">Gordon's comments/additions in italics. <text:s/>This is interim, more<text:line-break/> <text:s text:c="35"/>to come about making a stable odt text copy from the master.</text:span></text:p>
      <text:p text:style-name="P2"/>
      <text:p text:style-name="P3">Note <text:span text:style-name="T8">(a) </text:span><text:s/>With cursor in Heading 1 click Tools&gt;Outline Numbering <text:s/>and select Heading 1 to</text:p>
      <text:p text:style-name="P3"><text:s text:c="12"/>ensure th<text:span text:style-name="T8">e</text:span> heading is used in <text:span text:style-name="T8">Level 1</text:span> Indexing. <text:s/><text:span text:style-name="T8">Setting a style does NOT do this.</text:span></text:p>
      <text:p text:style-name="P3"/>
      <text:p text:style-name="P3"><text:s text:c="8"/><text:span text:style-name="T8">(b) <text:s/>I have created a new file S0 for the Title page, <text:s/>removed the Section headings<text:line-break/> <text:s text:c="13"/>from S1, and used LO's system for the Table of Contents.</text:span></text:p>
      <text:h text:style-name="P4" text:outline-level="2">To Create a Master Document</text:h>
      <text:list xml:id="list3603358934450103215" text:style-name="L1">
        <text:list-item>
          <text:p text:style-name="P5">Do one of the following:</text:p>
        </text:list-item>
      </text:list>
      <text:list xml:id="list5327377416224498593" text:style-name="L2">
        <text:list-item>
          <text:p text:style-name="P6">Choose <text:span text:style-name="T1">File - New - Master Document</text:span>.</text:p>
        </text:list-item>
        <text:list-item>
          <text:p text:style-name="P6">Open an existing document and choose <text:span text:style-name="T1">File - Send - Create Master Document</text:span>.</text:p>
        </text:list-item>
      </text:list>
      <text:list xml:id="list7816469070432434368" text:style-name="L3">
        <text:list-item>
          <text:p text:style-name="P7">If you are creating a new master document, the first entry in the Navigator should be a <text:span text:style-name="T1">Text</text:span> entry. Type an introduction or enter some text. This ensures that after having edited an existing style in the master document, you see the changed style when viewing the subdocuments.</text:p>
        </text:list-item>
        <text:list-item>
          <text:p text:style-name="P7">In the <text:span text:style-name="T1">Navigator</text:span> for master documents (should open automatically, else press F5 to open), click and hold the <text:span text:style-name="T1">Insert</text:span> icon, and do one of the following:</text:p>
        </text:list-item>
      </text:list>
      <text:list xml:id="list125708799424809019" text:style-name="L4">
        <text:list-item>
          <text:p text:style-name="P8">To insert an existing file as a subdocument, choose <text:span text:style-name="T1">File</text:span>, locate the file that you want to include, and then click <text:span text:style-name="T1">OK</text:span>. <text:s/><text:span text:style-name="T6">The files may be added in any order, then dragged to the </text:span><text:span text:style-name="T7">correct sequence</text:span><text:span text:style-name="T6"> in the Navigator</text:span></text:p>
        </text:list-item>
        <text:list-item>
          <text:p text:style-name="P8">To create a new subdocument, choose <text:span text:style-name="T1">New Document</text:span>, type a name for the file, and then click <text:span text:style-name="T1">Save</text:span>.</text:p>
        </text:list-item>
        <text:list-item>
          <text:p text:style-name="P8">To insert some text between subdocuments, choose <text:span text:style-name="T1">Text</text:span>. Then type the text. You cannot insert text next to an existing text entry in the Navigator.</text:p>
        </text:list-item>
      </text:list>
      <text:list xml:id="list5838048062715465258" text:style-name="L5">
        <text:list-item>
          <text:p text:style-name="P9"><text:span text:style-name="T2">Saving</text:span><text:span text:style-name="T10"> </text:span>. <text:span text:style-name="T7">FIRST</text:span><text:span text:style-name="T5"> '</text:span><text:span text:style-name="T6">Click the 'Save contents as well' icon to save the whole</text:span></text:p>
          <text:p text:style-name="P10">master document as one file. <text:span text:style-name="T10">Then Choose </text:span><text:span text:style-name="T3">File – Save</text:span></text:p>
        </text:list-item>
        <text:list-item>
          <text:p text:style-name="P11">Table of Contents: <text:s/><text:span text:style-name="T8">Click Insert&gt;Index <text:s/>to bring up the ToC menu box. <text:s/>Set Evaluate</text:span></text:p>
          <text:p text:style-name="P12">to Level 1. <text:span text:style-name="T9">Clicking OK will insert the ToC in to the master, usually at the wrong place. Drag it in the Navigator to above S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Text_20_Body.listitem" style:display-name="Text Body.listitem" style:family="paragraph" style:parent-style-name="Text_20_body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176cm" loext:contextual-spacing="false"/>
      <style:text-properties style:font-name="Albany AMT" fo:font-family="'Albany AMT', Albany, Arial, 'Nimbus Sans L', 'Bitstream Vera Sans', Helvetica, Lucida, Geneva, Helmet, 'Andale Sans UI', 'Arial Unicode MS', 'Lucida Sans Unicode', Tahoma, sans-serif" fo:font-size="14pt" fo:font-weight="bold" style:font-name-asian="Albany AMT" style:font-family-asian="'Albany AMT', Albany, Arial, 'Nimbus Sans L', 'Bitstream Vera Sans', Helvetica, Lucida, Geneva, Helmet, 'Andale Sans UI', 'Arial Unicode MS', 'Lucida Sans Unicode', Tahoma, sans-serif" style:font-size-asian="14pt" style:font-weight-asian="bold" style:font-name-complex="Albany AMT" style:font-family-complex="'Albany AMT', Albany, Arial, 'Nimbus Sans L', 'Bitstream Vera Sans', Helvetica, Lucida, Geneva, Helmet, 'Andale Sans UI', 'Arial Unicode MS', 'Lucida Sans Unicode', Tahoma, sans-serif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3:40:55.344504682</meta:creation-date>
    <dc:date>2017-09-21T12:56:19.673353328</dc:date>
    <meta:editing-duration>PT1H12M19S</meta:editing-duration>
    <meta:editing-cycles>6</meta:editing-cycles>
    <meta:generator>LibreOffice/5.2.6.2$Linux_X86_64 LibreOffice_project/20m0$Build-2</meta:generator>
    <meta:document-statistic meta:table-count="0" meta:image-count="0" meta:object-count="0" meta:page-count="1" meta:paragraph-count="17" meta:word-count="341" meta:character-count="1914" meta:non-whitespace-character-count="1518"/>
  </office:meta>
</office:document-meta>
</file>